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Anonymice Powerlin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4.296cm" svg:height="2.53cm" svg:x="12.119cm" svg:y="1.508cm">
          <text:p text:style-name="P1">Spout</text:p>
          <text:p text:style-name="P1">(Tweet DF)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" draw:id="id1" draw:layer="layout" svg:width="4.677cm" svg:height="2.53cm" svg:x="6.685cm" svg:y="5.302cm">
          <text:p text:style-name="P1">Bolt 1</text:p>
          <text:p text:style-name="P1">(<text:span text:style-name="T1">track.rate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297cm" svg:height="2.53cm" svg:x="1.253cm" svg:y="5.302cm">
          <text:p text:style-name="P1">Tracker</text:p>
          <text:p text:style-name="P1">(<text:span text:style-name="T1">tpm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4.801cm" svg:height="2.53cm" svg:x="16.669cm" svg:y="5.302cm">
          <text:p text:style-name="P1">Bolt 2</text:p>
          <text:p text:style-name="P1">(<text:span text:style-name="T1">get.text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308cm" svg:height="2.528cm" svg:x="16.415cm" svg:y="8.817cm">
          <text:p text:style-name="P1">Bolt 3</text:p>
          <text:p text:style-name="P1">(<text:span text:style-name="T1">clean.text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169cm" svg:height="2.53cm" svg:x="6.939cm" svg:y="1.508cm">
          <text:p text:style-name="P1">Hash</text:p>
          <text:p text:style-name="P1">(<text:span text:style-name="T1">t.stamp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5" draw:id="id5" draw:layer="layout" svg:width="6.696cm" svg:height="2.528cm" svg:x="8.329cm" svg:y="8.817cm">
          <text:p text:style-name="P1">Bolt 4</text:p>
          <text:p text:style-name="P1">(<text:span text:style-name="T1">strip.stopwords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939cm" svg:height="2.53cm" svg:x="8.707cm" svg:y="12.329cm">
          <text:p text:style-name="P1">Bolt 6</text:p>
          <text:p text:style-name="P1">(<text:span text:style-name="T1">get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8.214cm" svg:height="2.53cm" svg:x="7.571cm" svg:y="16.123cm">
          <text:p text:style-name="P1">Bolt 8</text:p>
          <text:p text:style-name="P1">(<text:span text:style-name="T1">store.words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308cm" svg:height="2.53cm" svg:x="1.126cm" svg:y="16.123cm">
          <text:p text:style-name="P1">Hash</text:p>
          <text:p text:style-name="P1">(<text:span text:style-name="T1">polar.words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9" draw:id="id9" draw:layer="layout" svg:width="6.316cm" svg:height="2.53cm" svg:x="15.785cm" svg:y="12.329cm">
          <text:p text:style-name="P1">Bolt 7</text:p>
          <text:p text:style-name="P1">(<text:span text:style-name="T1">track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4.802cm" svg:height="2.53cm" svg:x="16.543cm" svg:y="16.123cm">
          <text:p text:style-name="P1">Hash</text:p>
          <text:p text:style-name="P1">(<text:span text:style-name="T1">polarity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0" draw:id="id10" draw:layer="layout" svg:width="3.033cm" svg:height="2.53cm" svg:x="22.986cm" svg:y="12.329cm">
          <text:p text:style-name="P1">Tracker</text:p>
          <text:p text:style-name="P1">(<text:span text:style-name="T1">prop.df</text:span>)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6.685cm" svg:y1="6.567cm" svg:x2="5.55cm" svg:y2="6.567cm" draw:start-shape="id1" draw:start-glue-point="3" draw:end-shape="id2" draw:end-glue-point="8" svg:d="M6685 6567h-1135" svg:viewBox="0 0 1136 1">
          <text:p/>
        </draw:connector>
        <draw:connector draw:style-name="gr3" draw:text-style-name="P1" draw:layer="layout" svg:x1="19.069cm" svg:y1="7.832cm" svg:x2="19.069cm" svg:y2="8.817cm" draw:start-shape="id3" draw:start-glue-point="2" draw:end-shape="id4" draw:end-glue-point="0" svg:d="M19069 7832v985" svg:viewBox="0 0 1 986">
          <text:p/>
        </draw:connector>
        <draw:connector draw:style-name="gr3" draw:text-style-name="P1" draw:layer="layout" svg:x1="16.415cm" svg:y1="10.081cm" svg:x2="15.025cm" svg:y2="10.081cm" draw:start-shape="id4" draw:start-glue-point="3" draw:end-shape="id5" draw:end-glue-point="1" svg:d="M16415 10081h-1390" svg:viewBox="0 0 1391 1">
          <text:p/>
        </draw:connector>
        <draw:connector draw:style-name="gr3" draw:text-style-name="P1" draw:layer="layout" svg:x1="11.677cm" svg:y1="11.345cm" svg:x2="11.676cm" svg:y2="12.329cm" draw:start-shape="id5" draw:start-glue-point="2" draw:end-shape="id6" draw:end-glue-point="0" svg:d="M11677 11345v493h-1v491" svg:viewBox="0 0 2 985">
          <text:p/>
        </draw:connector>
        <draw:connector draw:style-name="gr3" draw:text-style-name="P1" draw:layer="layout" svg:x1="11.676cm" svg:y1="14.859cm" svg:x2="11.678cm" svg:y2="16.123cm" draw:start-shape="id6" draw:start-glue-point="2" draw:end-shape="id7" draw:end-glue-point="0" svg:d="M11676 14859v633h2v631" svg:viewBox="0 0 3 1265">
          <text:p/>
        </draw:connector>
        <draw:connector draw:style-name="gr4" draw:text-style-name="P1" draw:layer="layout" svg:x1="9.024cm" svg:y1="4.038cm" svg:x2="9.023cm" svg:y2="5.302cm" draw:start-shape="id8" draw:start-glue-point="7" draw:end-shape="id1" draw:end-glue-point="0" svg:d="M9024 4038v633h-1v631" svg:viewBox="0 0 2 1265">
          <text:p/>
        </draw:connector>
        <draw:connector draw:style-name="gr3" draw:text-style-name="P1" draw:layer="layout" svg:x1="14.646cm" svg:y1="13.594cm" svg:x2="15.785cm" svg:y2="13.594cm" draw:start-shape="id6" draw:start-glue-point="1" draw:end-shape="id9" draw:end-glue-point="3" svg:d="M14646 13594h1139" svg:viewBox="0 0 1140 1">
          <text:p/>
        </draw:connector>
        <draw:connector draw:style-name="gr3" draw:text-style-name="P1" draw:layer="layout" svg:x1="22.101cm" svg:y1="13.594cm" svg:x2="22.986cm" svg:y2="13.594cm" draw:start-shape="id9" draw:start-glue-point="1" draw:end-shape="id10" draw:end-glue-point="6" svg:d="M22101 13594h885" svg:viewBox="0 0 886 1">
          <text:p/>
        </draw:connector>
        <draw:connector draw:style-name="gr4" draw:text-style-name="P1" draw:layer="layout" svg:x1="18.943cm" svg:y1="14.859cm" svg:x2="18.944cm" svg:y2="16.123cm" draw:start-shape="id9" draw:start-glue-point="2" draw:end-shape="id11" draw:end-glue-point="5" svg:d="M18943 14859v633h1v631" svg:viewBox="0 0 2 1265">
          <text:p/>
        </draw:connector>
        <draw:connector draw:style-name="gr4" draw:text-style-name="P1" draw:layer="layout" svg:x1="7.571cm" svg:y1="17.388cm" svg:x2="6.434cm" svg:y2="17.388cm" draw:start-shape="id7" draw:start-glue-point="3" draw:end-shape="id12" draw:end-glue-point="8" svg:d="M7571 17388h-1137" svg:viewBox="0 0 1138 1">
          <text:p/>
        </draw:connector>
        <draw:custom-shape draw:style-name="gr2" draw:text-style-name="P1" xml:id="id13" draw:id="id13" draw:layer="layout" svg:width="6.318cm" svg:height="2.645cm" svg:x="1cm" svg:y="8.759cm">
          <text:p text:style-name="P1">Bolt 5</text:p>
          <text:p text:style-name="P1">(get<text:span text:style-name="T1">.word.counts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329cm" svg:y1="10.081cm" svg:x2="7.318cm" svg:y2="10.081cm" draw:start-shape="id5" draw:start-glue-point="3" draw:end-shape="id13" draw:end-glue-point="1" svg:d="M8329 10081h-1011" svg:viewBox="0 0 1012 1">
          <text:p/>
        </draw:connector>
        <draw:custom-shape draw:style-name="gr1" draw:text-style-name="P1" xml:id="id14" draw:id="id14" draw:layer="layout" svg:width="5.56cm" svg:height="2.53cm" svg:x="1.379cm" svg:y="12.324cm">
          <text:p text:style-name="P1">Hash</text:p>
          <text:p text:style-name="P1">(<text:span text:style-name="T1">word.counts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4.159cm" svg:y1="11.404cm" svg:x2="4.159cm" svg:y2="12.324cm" draw:start-shape="id13" draw:start-glue-point="2" draw:end-shape="id14" draw:end-glue-point="5" svg:d="M4159 11404v920" svg:viewBox="0 0 1 921">
          <text:p/>
        </draw:connector>
        <draw:connector draw:style-name="gr3" draw:text-style-name="P1" draw:layer="layout" draw:type="line" svg:x1="14.267cm" svg:y1="4.038cm" svg:x2="16.669cm" svg:y2="6.567cm" draw:start-shape="id15" draw:start-glue-point="2" draw:end-shape="id3" draw:end-glue-point="3" svg:d="M14267 4038l2402 2529" svg:viewBox="0 0 2403 2530">
          <text:p/>
        </draw:connector>
        <draw:connector draw:style-name="gr3" draw:text-style-name="P1" draw:layer="layout" draw:type="line" svg:x1="14.267cm" svg:y1="4.038cm" svg:x2="11.362cm" svg:y2="6.567cm" draw:start-shape="id15" draw:start-glue-point="2" draw:end-shape="id1" draw:end-glue-point="1" svg:d="M14267 4038l-2905 2529" svg:viewBox="0 0 2906 25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9:40:28.178280654</meta:creation-date>
    <dc:date>2015-06-08T18:42:28.837605074</dc:date>
    <meta:editing-duration>PT4H6M23S</meta:editing-duration>
    <meta:editing-cycles>5</meta:editing-cycles>
    <meta:generator>LibreOffice/4.2.8.2$Linux_X86_64 LibreOffice_project/420m0$Build-2</meta:generator>
    <meta:document-statistic meta:object-count="29"/>
  </office:meta>
</office:document-meta>
</file>